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379b" officeooo:paragraph-rsid="0017379b"/>
    </style:style>
    <style:style style:name="P2" style:family="paragraph" style:parent-style-name="Standard">
      <style:text-properties officeooo:rsid="0017379b" officeooo:paragraph-rsid="0017f642"/>
    </style:style>
    <style:style style:name="P3" style:family="paragraph" style:parent-style-name="Standard">
      <style:text-properties officeooo:rsid="0017379b" officeooo:paragraph-rsid="0020638b"/>
    </style:style>
    <style:style style:name="P4" style:family="paragraph" style:parent-style-name="Standard">
      <style:text-properties fo:font-weight="bold" officeooo:rsid="0017379b" officeooo:paragraph-rsid="0017379b" style:font-weight-asian="bold" style:font-weight-complex="bold"/>
    </style:style>
    <style:style style:name="P5" style:family="paragraph" style:parent-style-name="Standard">
      <style:text-properties fo:font-weight="bold" officeooo:rsid="002310dd" officeooo:paragraph-rsid="002310dd" style:font-weight-asian="bold" style:font-weight-complex="bold"/>
    </style:style>
    <style:style style:name="P6" style:family="paragraph" style:parent-style-name="Standard">
      <style:text-properties officeooo:rsid="0022a551" officeooo:paragraph-rsid="002310dd"/>
    </style:style>
    <style:style style:name="T1" style:family="text">
      <style:text-properties fo:font-style="italic" style:font-style-asian="italic" style:font-style-complex="italic"/>
    </style:style>
    <style:style style:name="T2" style:family="text">
      <style:text-properties fo:font-style="italic" officeooo:rsid="0017f64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7f642" style:font-style-asian="normal" style:font-style-complex="normal"/>
    </style:style>
    <style:style style:name="T5" style:family="text">
      <style:text-properties fo:font-style="normal" officeooo:rsid="00197ad5" style:font-style-asian="normal" style:font-style-complex="normal"/>
    </style:style>
    <style:style style:name="T6" style:family="text">
      <style:text-properties fo:font-style="normal" officeooo:rsid="001a772e" style:font-style-asian="normal" style:font-style-complex="normal"/>
    </style:style>
    <style:style style:name="T7" style:family="text">
      <style:text-properties fo:font-style="normal" officeooo:rsid="001ce596" style:font-style-asian="normal" style:font-style-complex="normal"/>
    </style:style>
    <style:style style:name="T8" style:family="text">
      <style:text-properties fo:font-style="normal" officeooo:rsid="001d7178" style:font-style-asian="normal" style:font-style-complex="normal"/>
    </style:style>
    <style:style style:name="T9" style:family="text">
      <style:text-properties fo:font-style="normal" officeooo:rsid="001eb1f3" style:font-style-asian="normal" style:font-style-complex="normal"/>
    </style:style>
    <style:style style:name="T10" style:family="text">
      <style:text-properties fo:font-style="normal" officeooo:rsid="0020638b" style:font-style-asian="normal" style:font-style-complex="normal"/>
    </style:style>
    <style:style style:name="T11" style:family="text">
      <style:text-properties fo:font-style="normal" officeooo:rsid="00218c39" style:font-style-asian="normal" style:font-style-complex="normal"/>
    </style:style>
    <style:style style:name="T12" style:family="text">
      <style:text-properties officeooo:rsid="001eb1f3"/>
    </style:style>
    <style:style style:name="T13" style:family="text">
      <style:text-properties officeooo:rsid="002310dd"/>
    </style:style>
    <style:style style:name="T14" style:family="text">
      <style:text-properties officeooo:rsid="0025cf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st Project Analysis:</text:p>
      <text:p text:style-name="P1"/>
      <text:p text:style-name="P2">Looking at the speedup and efficiency graphs one last time I realized that they seriously should be increasing at least some of the time. I ran some verification runs on my personal laptop to show myself that the times decreased as the number of processors increased. I tested 2, 4, and 8 cores. However, what I found was that the time increased as the number of processors increased. I turned off compiler optimization <text:span text:style-name="T12">flags</text:span> after hearing from a friend that they were slowing down his times. I ran the verification runs again on my laptop, again on 2, 4, then 8 cores. Finally, some sign of speedup! The times were getting faster as I increased the processor count. However, the difference between the minimum run-time on a run <text:span text:style-name="T1">without</text:span> optimizations and the minimum run-time on a run <text:span text:style-name="T1">with</text:span> optimizations decreased as the number of processors increased. As the processors increased, the time seemed to have converged to a specific value, with or without compiler optimizations. I thought this was interesting, since optimizations seem to effect the rate of change of efficiency. Using optimizations seemed to make the “more-serialized” type of code faster, while a more parallel run was slower. Using optimizations effects the speedup graph because it alters the magnitude of time it takes to run <text:span text:style-name="T1">serially.</text:span><text:span text:style-name="T2"> </text:span></text:p>
      <text:p text:style-name="P2"><text:span text:style-name="T2"/></text:p>
      <text:p text:style-name="P2"><text:span text:style-name="T4">Visually, the graph of time when running </text:span><text:span text:style-name="T2">with</text:span><text:span text:style-name="T4"> optimizations increased with respect to # of processors at a decreasing rate. However, the graph of time when running </text:span><text:span text:style-name="T2">without </text:span><text:span text:style-name="T4">optimizations decreased with respect to # processors at a decreasing rate. (they both sort of converged to some time it seemed). It is a guess, but </text:span><text:span text:style-name="T5">I'm</text:span><text:span text:style-name="T4"> thinking that the function is negative and will eventually decrease after throwing in certain number of processors greater than 30 or 40 or something. This depends on the magnitude of overhead.</text:span></text:p>
      <text:p text:style-name="P1"><text:span text:style-name="T3"/></text:p>
      <text:p text:style-name="P3"><text:span text:style-name="T6">With all of that said, </text:span><text:span text:style-name="T3">I was interested in how this would effect my timing values and therefore speedup graphs that I had generated from data collected from the lab machines. </text:span><text:span text:style-name="T4">Andreas and I were talking through this, since he and I had been considering optimizations from the beginning to ensure the run</text:span><text:span text:style-name="T7">-</text:span><text:span text:style-name="T4">times </text:span><text:span text:style-name="T8">are</text:span><text:span text:style-name="T4"> minimal, however at this point we started to believe </text:span><text:span text:style-name="T9">optimizations were a detriment to the <text:s/>speedup graphs. So we tested the same set of runs as well as a set of runs on 16 cores. We found that it didn't matter whether the code was optimized or not, we still got speedup less than 1. We expected to find that we would get positive speedup greater than 1 when testing with</text:span><text:span text:style-name="T10">out optimizations, just as we had gotten when testing on my computer, however this was not the case. </text:span></text:p>
      <text:p text:style-name="P1"/>
      <text:p text:style-name="P6">This tells us that something about the system. Either I wrote bad code or the jaguar presents enough overhead that the time is positively cushioned in a way that magnifies the amount of time it takes overall, essentially stretches the graph of time vs processors, <text:span text:style-name="T14">increasing the amount of time it takes for a run</text:span>. <text:span text:style-name="T13">Running on a distributed parallel system clearly presents greater overhead on parallelization than does a shared memory parallel system. </text:span></text:p>
      <text:p text:style-name="P6"/>
      <text:p text:style-name="P6"/>
      <text:p text:style-name="P5">Final Questions:</text:p>
      <text:p text:style-name="P5"/>
      <text:p text:style-name="P6"><text:span text:style-name="T13">I wonder if the rate of increase of overhead as processors increase will eventually allow the time graph to decrease once again. Maybe the magnitude of the second derivative of parallel overhead is too big and therefore would overwhelm any benefits of having a distributed parallel system with such laten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20:05:11.526437080</meta:creation-date>
    <dc:date>2014-04-23T20:59:18.835615458</dc:date>
    <meta:editing-duration>PT38M42S</meta:editing-duration>
    <meta:editing-cycles>15</meta:editing-cycles>
    <meta:generator>LibreOffice/4.1.5.3$Linux_X86_64 LibreOffice_project/410m0$Build-3</meta:generator>
    <meta:document-statistic meta:table-count="0" meta:image-count="0" meta:object-count="0" meta:page-count="1" meta:paragraph-count="7" meta:word-count="574" meta:character-count="3404" meta:non-whitespace-character-count="2833"/>
  </office:meta>
</office:document-meta>
</file>